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3pt solid #d1d9e0"/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3" style:family="paragraph" style:parent-style-name="Heading_20_1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3pt solid #d1d9e0"/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P4" style:family="paragraph" style:parent-style-name="Text_20_body" style:list-style-name="L1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5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3pt solid #d1d9e0"/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Text_20_body" style:list-style-name="L3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" style:family="paragraph" style:parent-style-name="Text_20_body" style:list-style-name="L5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1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4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5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0969da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3" style:family="text">
      <style:text-properties fo:font-variant="normal" fo:text-transform="none" fo:color="#1f2328" loext:opacity="100%" fo:font-family="'Monaspace Neon', ui-monospace, SFMono-Regular, 'SF Mono', Menlo, Consolas, 'Liberation Mono', monospace" fo:font-size="9.75pt" fo:letter-spacing="normal" fo:font-style="normal" fo:font-weight="normal" fo:background-color="#818b98" loext:char-shading-value="0" loext:padding="0cm" loext:border="none"/>
    </style:style>
    <style:style style:name="T4" style:family="text">
      <style:text-properties fo:font-variant="normal" fo:text-transform="none" fo:color="#1f2328" loext:opacity="100%" style:font-name="apple-system" fo:font-size="6.75pt" fo:letter-spacing="normal" fo:font-style="normal" fo:font-weight="bold"/>
    </style:style>
    <style:style style:name="T5" style:family="text">
      <style:text-properties fo:font-variant="normal" fo:text-transform="none" fo:color="#1f2328" loext:opacity="100%" style:font-name="apple-system" fo:font-size="6.75pt" fo:letter-spacing="normal" fo:font-style="normal" fo:font-weight="normal"/>
    </style:style>
    <style:style style:name="T6" style:family="text">
      <style:text-properties fo:font-variant="normal" fo:text-transform="none" fo:color="#1f2328" loext:opacity="100%" fo:font-family="'Monaspace Neon', ui-monospace, SFMono-Regular, 'SF Mono', Menlo, Consolas, 'Liberation Mono', monospace" fo:font-size="5.25pt" fo:letter-spacing="normal" fo:font-style="normal" fo:font-weight="normal" fo:background-color="#818b98" loext:char-shading-value="0" loext:padding="0cm" loext:border="none"/>
    </style:style>
    <style:style style:name="T7" style:family="text"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user-content-outros-comandos" text:anchor-type="page" text:anchor-page-number="1" svg:x="-0.741cm" svg:y="0cm" svg:width="0.741cm" draw:z-index="9">
        <draw:text-box fo:min-height="0.741cm">
          <text:p text:style-name="P16"/>
        </draw:text-box>
      </draw:frame>
      <draw:frame draw:style-name="fr1" draw:name="user-content-background-e-foreground" text:anchor-type="page" text:anchor-page-number="1" svg:x="-0.741cm" svg:y="0cm" svg:width="0.741cm" draw:z-index="8">
        <draw:text-box fo:min-height="0.741cm">
          <text:p text:style-name="P16"/>
        </draw:text-box>
      </draw:frame>
      <draw:frame draw:style-name="fr1" draw:name="user-content-alguns-símbolos-e-operadores-úteis" text:anchor-type="page" text:anchor-page-number="1" svg:x="-0.741cm" svg:y="0cm" svg:width="0.741cm" draw:z-index="7">
        <draw:text-box fo:min-height="0.741cm">
          <text:p text:style-name="P16"/>
        </draw:text-box>
      </draw:frame>
      <draw:frame draw:style-name="fr1" draw:name="user-content-manipulando-arquivos-e-diretórios" text:anchor-type="page" text:anchor-page-number="1" svg:x="-0.741cm" svg:y="0cm" svg:width="0.741cm" draw:z-index="6">
        <draw:text-box fo:min-height="0.741cm">
          <text:p text:style-name="P16"/>
        </draw:text-box>
      </draw:frame>
      <draw:frame draw:style-name="fr1" draw:name="user-content-navegação" text:anchor-type="page" text:anchor-page-number="1" svg:x="-0.741cm" svg:y="0cm" svg:width="0.741cm" draw:z-index="5">
        <draw:text-box fo:min-height="0.741cm">
          <text:p text:style-name="P16"/>
        </draw:text-box>
      </draw:frame>
      <draw:frame draw:style-name="fr1" draw:name="user-content-privilégios-do-usuário" text:anchor-type="page" text:anchor-page-number="1" svg:x="-0.741cm" svg:y="0cm" svg:width="0.741cm" draw:z-index="4">
        <draw:text-box fo:min-height="0.741cm">
          <text:p text:style-name="P16"/>
        </draw:text-box>
      </draw:frame>
      <draw:frame draw:style-name="fr1" draw:name="user-content-comandos-mais-básicos-e-muito-usados" text:anchor-type="page" text:anchor-page-number="1" svg:x="-0.741cm" svg:y="0cm" svg:width="0.741cm" draw:z-index="3">
        <draw:text-box fo:min-height="0.741cm">
          <text:p text:style-name="P16"/>
        </draw:text-box>
      </draw:frame>
      <draw:frame draw:style-name="fr1" draw:name="user-content-gui-vs-cli" text:anchor-type="page" text:anchor-page-number="1" svg:x="-0.741cm" svg:y="0cm" svg:width="0.741cm" draw:z-index="2">
        <draw:text-box fo:min-height="0.741cm">
          <text:p text:style-name="P16"/>
        </draw:text-box>
      </draw:frame>
      <draw:frame draw:style-name="fr1" draw:name="user-content-se-você-usa-windows" text:anchor-type="page" text:anchor-page-number="1" svg:x="-0.741cm" svg:y="0cm" svg:width="0.741cm" draw:z-index="1">
        <draw:text-box fo:min-height="0.741cm">
          <text:p text:style-name="P16"/>
        </draw:text-box>
      </draw:frame>
      <draw:frame draw:style-name="fr1" draw:name="user-content-se-você-usa-macos" text:anchor-type="page" text:anchor-page-number="1" svg:x="-0.741cm" svg:y="0cm" svg:width="0.741cm" draw:z-index="0">
        <draw:text-box fo:min-height="0.741cm">
          <text:p text:style-name="P16"/>
        </draw:text-box>
      </draw:frame>
      <text:h text:style-name="P1" text:outline-level="1">Se você usa MacOS</text:h>
      <text:p text:style-name="P2"><text:span text:style-name="T1">O macOs roda sobre Darwin OS (kernel XNU), que é um sistema UNIX-like. Então, todos os comandos abaixo também funcionam normalmente no MacOS. Recomendo utilizar o gerenciador de pacotes homebrew caso necessário instalar algo. Se quiser o mesmo terminal que eu (ZSH com Oh My ZSH), utilize este vídeo para configurar </text:span><text:a xlink:type="simple" xlink:href="https://youtu.be/bs1-Wxb_KIc" text:style-name="Internet_20_link" text:visited-style-name="Visited_20_Internet_20_Link"><text:span text:style-name="T2">https://youtu.be/bs1-Wxb_KIc</text:span></text:a></text:p>
      <text:h text:style-name="P3" text:outline-level="1">Se você usa Windows</text:h>
      <text:p text:style-name="P2"><text:span text:style-name="T1">No Windows é possível utilizar o wsl2 e instalar uma versão do linux para acompanhar. Eu fiz alguns vídeos para você usar o Linux no Windows. Primeiro, siga este vídeo para ativar o WSL2 </text:span><text:a xlink:type="simple" xlink:href="https://youtu.be/05YN8F8ajBc" text:style-name="Internet_20_link" text:visited-style-name="Visited_20_Internet_20_Link"><text:span text:style-name="T2">https://youtu.be/05YN8F8ajBc</text:span></text:a><text:span text:style-name="T1">; depois, configure seu terminal com ZSH com este outro vídeo </text:span><text:a xlink:type="simple" xlink:href="https://youtu.be/y-w-gamp4U0" text:style-name="Internet_20_link" text:visited-style-name="Visited_20_Internet_20_Link"><text:span text:style-name="T2">https://youtu.be/y-w-gamp4U0</text:span></text:a><text:span text:style-name="T1">.</text:span></text:p>
      <text:h text:style-name="P3" text:outline-level="1">GUI vs CLI</text:h>
      <text:list text:style-name="L1">
        <text:list-item>
          <text:p text:style-name="P4">GUI - Graphical User Interface</text:p>
        </text:list-item>
        <text:list-item>
          <text:p text:style-name="P4">CLI - Command Line Interface</text:p>
        </text:list-item>
      </text:list>
      <text:h text:style-name="P3" text:outline-level="1">Comandos mais básicos e muito usados</text:h>
      <text:h text:style-name="P5" text:outline-level="2">Privilégios do usuário</text:h>
      <text:list text:style-name="L2">
        <text:list-item>
          <text:p text:style-name="P6"><text:span text:style-name="Source_20_Text"><text:span text:style-name="T3">sudo</text:span></text:span><text:span text:style-name="T1"> - Permite executar programas c/ privilégios de outro usuário - por padrão, como o root). </text:span><text:span text:style-name="Source_20_Text"><text:span text:style-name="T3">sudo</text:span></text:span><text:span text:style-name="T1"> significa "substitute user do" (usuário substituto faça)</text:span></text:p>
        </text:list-item>
      </text:list>
      <text:p text:style-name="P7">Vídeo sobre su, sudo e sudoers. Nesse vídeo eu detalho mais sobre o comando su, sudo e o arquivo sudoers:</text:p>
      <text:list text:style-name="L3">
        <text:list-item>
          <text:p text:style-name="P8"><text:a xlink:type="simple" xlink:href="https://youtu.be/aTbEhjvlmxg" text:style-name="Internet_20_link" text:visited-style-name="Visited_20_Internet_20_Link"><text:span text:style-name="T2">https://youtu.be/aTbEhjvlmxg</text:span></text:a></text:p>
        </text:list-item>
      </text:list>
      <text:h text:style-name="P5" text:outline-level="2">Navegação</text:h>
      <text:list text:style-name="L4">
        <text:list-item>
          <text:p text:style-name="P9"><text:span text:style-name="Source_20_Text"><text:span text:style-name="T3">pwd</text:span></text:span><text:span text:style-name="T1"> - print working directory (mostra o caminho do diretório atual)</text:span></text:p>
        </text:list-item>
        <text:list-item>
          <text:p text:style-name="P9"><text:span text:style-name="Source_20_Text"><text:span text:style-name="T3">ls</text:span></text:span><text:span text:style-name="T1"> - lista tudo no diretório atual</text:span></text:p>
          <text:list>
            <text:list-item>
              <text:p text:style-name="P9"><text:soft-page-break/><text:span text:style-name="Source_20_Text"><text:span text:style-name="T3">-a</text:span></text:span><text:span text:style-name="T1"> - inclui entradas que o nome começa com ponto (arquivos ou diretórios ocultos)</text:span></text:p>
            </text:list-item>
            <text:list-item>
              <text:p text:style-name="P9"><text:span text:style-name="Source_20_Text"><text:span text:style-name="T3">-l</text:span></text:span><text:span text:style-name="T1"> - lista em formato longo</text:span></text:p>
            </text:list-item>
            <text:list-item>
              <text:p text:style-name="P9"><text:span text:style-name="Source_20_Text"><text:span text:style-name="T3">-h</text:span></text:span><text:span text:style-name="T1"> - com -l, é um sufixo de tamanho para facilitar a leitura</text:span></text:p>
            </text:list-item>
            <text:list-item>
              <text:p text:style-name="P9"><text:span text:style-name="Source_20_Text"><text:span text:style-name="T3">-@</text:span></text:span><text:span text:style-name="T1"> - mostra atributos estendidos</text:span></text:p>
            </text:list-item>
          </text:list>
        </text:list-item>
      </text:list>
      <text:p text:style-name="P7">Vídeo sobre permissões no Linux. Isso vai te ajudar a entender melhor como o sistema de Usuários, grupos e permissões no Linux (Ubuntu):</text:p>
      <text:list text:style-name="L5">
        <text:list-item>
          <text:p text:style-name="P10"><text:a xlink:type="simple" xlink:href="https://youtu.be/S2h92LNcEz8" text:style-name="Internet_20_link" text:visited-style-name="Visited_20_Internet_20_Link"><text:span text:style-name="T2">https://youtu.be/S2h92LNcEz8</text:span></text:a></text:p>
        </text:list-item>
      </text:list>
      <text:p text:style-name="P7">Mais comandos:</text:p>
      <text:list text:style-name="L6">
        <text:list-item>
          <text:p text:style-name="P11"><text:span text:style-name="Source_20_Text"><text:span text:style-name="T3">cd</text:span></text:span><text:span text:style-name="T1"> - change directory</text:span></text:p>
          <text:list>
            <text:list-item>
              <text:p text:style-name="P11"><text:span text:style-name="Source_20_Text"><text:span text:style-name="T3">.</text:span></text:span><text:span text:style-name="T1"> - diretório atual</text:span></text:p>
            </text:list-item>
            <text:list-item>
              <text:p text:style-name="P11"><text:span text:style-name="Source_20_Text"><text:span text:style-name="T3">..</text:span></text:span><text:span text:style-name="T1"> - diretório acima</text:span></text:p>
            </text:list-item>
            <text:list-item>
              <text:p text:style-name="P11"><text:span text:style-name="Source_20_Text"><text:span text:style-name="T3">/</text:span></text:span><text:span text:style-name="T1"> - o diretório root ou a separação de diretórios</text:span></text:p>
            </text:list-item>
            <text:list-item>
              <text:p text:style-name="P11"><text:span text:style-name="Source_20_Text"><text:span text:style-name="T3">~</text:span></text:span><text:span text:style-name="T1"> - home (cd sem nada vai para a home)</text:span></text:p>
            </text:list-item>
            <text:list-item>
              <text:p text:style-name="P11"><text:span text:style-name="Source_20_Text"><text:span text:style-name="T3">-</text:span></text:span><text:span text:style-name="T1"> menos - volta para o diretório que anterior</text:span></text:p>
            </text:list-item>
          </text:list>
        </text:list-item>
        <text:list-item>
          <text:p text:style-name="P11"><text:span text:style-name="Source_20_Text"><text:span text:style-name="T3">tree</text:span></text:span><text:span text:style-name="T1"> - mostra a árvore do diretório atual</text:span></text:p>
          <text:list>
            <text:list-item>
              <text:p text:style-name="P11"><text:span text:style-name="Source_20_Text"><text:span text:style-name="T3">-d</text:span></text:span><text:span text:style-name="T1"> - diretórios</text:span></text:p>
            </text:list-item>
            <text:list-item>
              <text:p text:style-name="P11"><text:span text:style-name="Source_20_Text"><text:span text:style-name="T3">-a</text:span></text:span><text:span text:style-name="T1"> - mostra arquivos ocultos</text:span></text:p>
            </text:list-item>
          </text:list>
        </text:list-item>
        <text:list-item>
          <text:p text:style-name="P11"><text:span text:style-name="Source_20_Text"><text:span text:style-name="T3">cat</text:span></text:span><text:span text:style-name="T1"> - concatena e/ou mostra o conteúdo de um arquivo</text:span></text:p>
          <text:list>
            <text:list-item>
              <text:p text:style-name="P11"><text:span text:style-name="Source_20_Text"><text:span text:style-name="T3">-n</text:span></text:span><text:span text:style-name="T1"> - enumera as linhas</text:span></text:p>
            </text:list-item>
          </text:list>
        </text:list-item>
        <text:list-item>
          <text:p text:style-name="P11"><text:span text:style-name="Source_20_Text"><text:span text:style-name="T3">tail</text:span></text:span><text:span text:style-name="T1"> - lista as últimas linhas do arquivo</text:span></text:p>
          <text:list>
            <text:list-item>
              <text:p text:style-name="P11"><text:span text:style-name="Source_20_Text"><text:span text:style-name="T3">-NÚMERO</text:span></text:span><text:span text:style-name="T1"> - mostra a quantidade de linhas que for adicionado em </text:span><text:span text:style-name="Source_20_Text"><text:span text:style-name="T3">NÚMERO</text:span></text:span><text:span text:style-name="T1">.</text:span></text:p>
            </text:list-item>
            <text:list-item>
              <text:p text:style-name="P11"><text:span text:style-name="Source_20_Text"><text:span text:style-name="T3">-f</text:span></text:span><text:span text:style-name="T1"> - continua assistindo o arquivo em busca de novos dados.</text:span></text:p>
            </text:list-item>
          </text:list>
        </text:list-item>
        <text:list-item>
          <text:p text:style-name="P11"><text:span text:style-name="Source_20_Text"><text:span text:style-name="T3">wc</text:span></text:span><text:span text:style-name="T1"> - conta linhas, palavras e caracteres</text:span></text:p>
          <text:list>
            <text:list-item>
              <text:p text:style-name="P11"><text:span text:style-name="Source_20_Text"><text:span text:style-name="T3">-l</text:span></text:span><text:span text:style-name="T1"> - linhas</text:span></text:p>
            </text:list-item>
            <text:list-item>
              <text:p text:style-name="P11"><text:span text:style-name="Source_20_Text"><text:span text:style-name="T3">-m</text:span></text:span><text:span text:style-name="T1"> - caracteres</text:span></text:p>
            </text:list-item>
            <text:list-item>
              <text:p text:style-name="P11"><text:span text:style-name="Source_20_Text"><text:span text:style-name="T3">-w</text:span></text:span><text:span text:style-name="T1"> - palavras</text:span></text:p>
            </text:list-item>
          </text:list>
        </text:list-item>
      </text:list>
      <text:h text:style-name="P5" text:outline-level="2">Manipulando arquivos e diretórios</text:h>
      <text:list text:style-name="L7">
        <text:list-item>
          <text:p text:style-name="P12"><text:span text:style-name="Source_20_Text"><text:span text:style-name="T3">cp</text:span></text:span><text:span text:style-name="T1"> - copia arquivos ou diretórios</text:span></text:p>
          <text:list>
            <text:list-item>
              <text:p text:style-name="P12"><text:span text:style-name="Source_20_Text"><text:span text:style-name="T3">-R</text:span></text:span><text:span text:style-name="T1"> - copia o diretório em modo recursivo<text:line-break/></text:span><text:span text:style-name="Strong_20_Emphasis"><text:span text:style-name="T4">Obs.:</text:span></text:span><text:span text:style-name="T5"> Segundo o </text:span><text:span text:style-name="Source_20_Text"><text:span text:style-name="T6">man</text:span></text:span><text:span text:style-name="T5"> (manual) do </text:span><text:span text:style-name="Source_20_Text"><text:span text:style-name="T6">cp</text:span></text:span><text:span text:style-name="T5">, se tiver uma barra (/) no final do diretório original, </text:span><text:span text:style-name="Source_20_Text"><text:span text:style-name="T6">cp</text:span></text:span><text:span text:style-name="T5"> pode copiar apenas o conteúdo do diretório e não o diretório em si (eu não vi isso ocorrer em testes).</text:span></text:p>
            </text:list-item>
          </text:list>
        </text:list-item>
        <text:list-item>
          <text:p text:style-name="P12"><text:span text:style-name="Source_20_Text"><text:span text:style-name="T3">mv</text:span></text:span><text:span text:style-name="T1"> - move arquivos ou diretórios (com mv você pode renomear arquivos ou diretórios)</text:span></text:p>
        </text:list-item>
        <text:list-item>
          <text:p text:style-name="P12"><text:span text:style-name="Source_20_Text"><text:span text:style-name="T3">mkdir</text:span></text:span><text:span text:style-name="T1"> - cria um diretório (use aspas ou barra invertida para separar caracteres inválidos)</text:span></text:p>
          <text:list>
            <text:list-item>
              <text:p text:style-name="P12"><text:soft-page-break/><text:span text:style-name="Source_20_Text"><text:span text:style-name="T3">-p</text:span></text:span><text:span text:style-name="T1"> - cria uma estrutura inteira sem gerar erros<text:line-break/></text:span><text:span text:style-name="T5">Obs.: você pode usar chaves para criar múltiplos sub-diretórios.</text:span></text:p>
            </text:list-item>
          </text:list>
        </text:list-item>
        <text:list-item>
          <text:p text:style-name="P12"><text:span text:style-name="Source_20_Text"><text:span text:style-name="T3">rm</text:span></text:span><text:span text:style-name="T1"> - apaga arquivos e diretórios</text:span></text:p>
          <text:list>
            <text:list-item>
              <text:p text:style-name="P12"><text:span text:style-name="Source_20_Text"><text:span text:style-name="T3">-R</text:span></text:span><text:span text:style-name="T1"> - modo recursivo para diretórios</text:span></text:p>
            </text:list-item>
            <text:list-item>
              <text:p text:style-name="P12"><text:span text:style-name="Source_20_Text"><text:span text:style-name="T3">-f</text:span></text:span><text:span text:style-name="T1"> - modo forçado e silencioso</text:span></text:p>
            </text:list-item>
          </text:list>
        </text:list-item>
        <text:list-item>
          <text:p text:style-name="P12"><text:span text:style-name="Source_20_Text"><text:span text:style-name="T3">touch</text:span></text:span><text:span text:style-name="T1"> - muda os tempos de acesso e modificação de um arquivo. Grande parte dos casos, usamos este comando para criar um arquivo vazio.</text:span></text:p>
        </text:list-item>
      </text:list>
      <text:h text:style-name="P5" text:outline-level="2">Alguns símbolos e operadores úteis</text:h>
      <text:list text:style-name="L8">
        <text:list-item>
          <text:p text:style-name="P13"><text:span text:style-name="Source_20_Text"><text:span text:style-name="T3">;</text:span></text:span><text:span text:style-name="T1"> - permite executar vários comandos na mesma linha. Roda todos os comandos, mesmo se ocorrer algum erro.</text:span></text:p>
        </text:list-item>
        <text:list-item>
          <text:p text:style-name="P13"><text:span text:style-name="Source_20_Text"><text:span text:style-name="T3">&amp;&amp;</text:span></text:span><text:span text:style-name="T1"> - permite executar vários comandos na mesma linha. Se o comando anterior não gerar nenhum erro, continua a corrente de comandos, do contrário, para no momento que ocorrer um erro.</text:span></text:p>
        </text:list-item>
        <text:list-item>
          <text:p text:style-name="P13"><text:span text:style-name="Source_20_Text"><text:span text:style-name="T3">||</text:span></text:span><text:span text:style-name="T1"> - permite executar vários comandos na mesma linha. Ele funciona de maneira oposta ao anterior, ou seja, se ocorrer algum erro no comando anterior, executa o próximo comando, do contrário, para no primeiro comando que </text:span><text:span text:style-name="Strong_20_Emphasis"><text:span text:style-name="T7">NÃO</text:span></text:span><text:span text:style-name="T1"> gerar um erro.</text:span></text:p>
        </text:list-item>
        <text:list-item>
          <text:p text:style-name="P13"><text:span text:style-name="Source_20_Text"><text:span text:style-name="T3">|</text:span></text:span><text:span text:style-name="T1"> - Joga a saída (output) de um comando para a entrada (input) de outro.</text:span></text:p>
        </text:list-item>
        <text:list-item>
          <text:p text:style-name="P13"><text:span text:style-name="Source_20_Text"><text:span text:style-name="T3">&gt;</text:span></text:span><text:span text:style-name="T1"> - Joga a saída de um comando e redireciona para um arquivo. Apaga o arquivo todo e substitui seu conteúdo.</text:span></text:p>
        </text:list-item>
        <text:list-item>
          <text:p text:style-name="P13"><text:span text:style-name="Source_20_Text"><text:span text:style-name="T3">&gt;&gt;</text:span></text:span><text:span text:style-name="T1"> - Joga a saída de um comando e redireciona para um arquivo. Não apaga o que estiver no arquivo, apenas adiciona o novo conteúdo na última linha.</text:span></text:p>
        </text:list-item>
        <text:list-item>
          <text:p text:style-name="P13"><text:span text:style-name="Source_20_Text"><text:span text:style-name="T3">&amp;</text:span></text:span><text:span text:style-name="T1"> - Joga para o background. Veja </text:span><text:span text:style-name="Source_20_Text"><text:span text:style-name="T3">jobs</text:span></text:span><text:span text:style-name="T1"> e </text:span><text:span text:style-name="Source_20_Text"><text:span text:style-name="T3">fg</text:span></text:span><text:span text:style-name="T1"> para complementar</text:span></text:p>
        </text:list-item>
      </text:list>
      <text:h text:style-name="P5" text:outline-level="2">Background e Foreground</text:h>
      <text:list text:style-name="L9">
        <text:list-item>
          <text:p text:style-name="P14"><text:span text:style-name="Source_20_Text"><text:span text:style-name="T3">jobs</text:span></text:span><text:span text:style-name="T1"> - mostra trabalhos em execução</text:span></text:p>
        </text:list-item>
        <text:list-item>
          <text:p text:style-name="P14"><text:span text:style-name="Source_20_Text"><text:span text:style-name="T3">fg %n</text:span></text:span><text:span text:style-name="T1"> - leva o que estiver em background para o foreground</text:span></text:p>
        </text:list-item>
        <text:list-item>
          <text:p text:style-name="P14"><text:span text:style-name="Source_20_Text"><text:span text:style-name="T3">bg %n</text:span></text:span><text:span text:style-name="T1"> - continua um job em background</text:span></text:p>
        </text:list-item>
        <text:list-item>
          <text:p text:style-name="P14"><text:span text:style-name="Source_20_Text"><text:span text:style-name="T3">kill %n</text:span></text:span><text:span text:style-name="T1"> - mata um job</text:span></text:p>
        </text:list-item>
      </text:list>
      <text:h text:style-name="P5" text:outline-level="2">Outros comandos</text:h>
      <text:list text:style-name="L10">
        <text:list-item>
          <text:p text:style-name="P15"><text:span text:style-name="Source_20_Text"><text:span text:style-name="T3">nano</text:span></text:span><text:span text:style-name="T1"> - editor de textos</text:span></text:p>
        </text:list-item>
        <text:list-item>
          <text:p text:style-name="P15"><text:span text:style-name="Source_20_Text"><text:span text:style-name="T3">file</text:span></text:span><text:span text:style-name="T1"> - mostra o tipo do arquivo</text:span></text:p>
        </text:list-item>
        <text:list-item>
          <text:p text:style-name="P15"><text:span text:style-name="Source_20_Text"><text:span text:style-name="T3">history</text:span></text:span><text:span text:style-name="T1"> - histórico de comandos já digitados</text:span></text:p>
        </text:list-item>
        <text:list-item>
          <text:p text:style-name="P15"><text:span text:style-name="Source_20_Text"><text:span text:style-name="T3">pkill</text:span></text:span><text:span text:style-name="T1"> - mata processos</text:span></text:p>
        </text:list-item>
        <text:list-item>
          <text:p text:style-name="P15"><text:span text:style-name="Source_20_Text"><text:span text:style-name="T3">whoami</text:span></text:span><text:span text:style-name="T1"> - mostra seu usuário</text:span></text:p>
        </text:list-item>
        <text:list-item>
          <text:p text:style-name="P15"><text:soft-page-break/><text:span text:style-name="Source_20_Text"><text:span text:style-name="T3">hostname</text:span></text:span><text:span text:style-name="T1"> - mostra o nome do seu computador</text:span></text:p>
        </text:list-item>
        <text:list-item>
          <text:p text:style-name="P15"><text:span text:style-name="Source_20_Text"><text:span text:style-name="T3">uname</text:span></text:span><text:span text:style-name="T1"> - mostra dados sobre o sistema</text:span></text:p>
        </text:list-item>
        <text:list-item>
          <text:p text:style-name="P15"><text:span text:style-name="Source_20_Text"><text:span text:style-name="T3">ps aux</text:span></text:span><text:span text:style-name="T1"> - mostra todos os processos rodando no sistema no momento da execução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0T17:33:29.952001700</meta:creation-date>
    <dc:date>2025-11-20T17:33:58.350053700</dc:date>
    <meta:editing-duration>PT28S</meta:editing-duration>
    <meta:editing-cycles>1</meta:editing-cycles>
    <meta:document-statistic meta:table-count="0" meta:image-count="0" meta:object-count="0" meta:page-count="4" meta:paragraph-count="72" meta:word-count="840" meta:character-count="4498" meta:non-whitespace-character-count="3787"/>
    <meta:generator>LibreOffice/25.8.2.2$Windows_X86_64 LibreOffice_project/d401f2107ccab8f924a8e2df40f573aab7605b6f</meta:generator>
  </office:meta>
</office:document-meta>
</file>